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svg:stroke-opacity="100%" draw:opacity="60%" draw:textarea-horizontal-align="justify" draw:textarea-vertical-align="middle" draw:auto-grow-height="false" fo:min-height="4.803cm" fo:min-width="14.7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8cm" draw:marker-end-width="0.358cm" svg:stroke-opacity="100%" draw:opacity="60%" draw:textarea-horizontal-align="justify" draw:textarea-vertical-align="middle" draw:auto-grow-height="false" fo:min-height="2.291cm" fo:min-width="8.388cm" fo:padding-top="0.177cm" fo:padding-bottom="0.177cm" fo:padding-left="0.302cm" fo:padding-right="0.302cm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0.644cm"/>
    </style:style>
    <style:style style:name="gr4" style:family="graphic" style:parent-style-name="standard">
      <style:graphic-properties svg:stroke-width="0.106cm" draw:marker-start-width="0.358cm" draw:marker-end-width="0.358cm" svg:stroke-opacity="100%" draw:opacity="60%" draw:textarea-horizontal-align="justify" draw:textarea-vertical-align="middle" draw:auto-grow-height="false" fo:min-height="3.456cm" fo:min-width="17.176cm" fo:padding-top="0.177cm" fo:padding-bottom="0.177cm" fo:padding-left="0.302cm" fo:padding-right="0.302cm"/>
    </style:style>
    <style:style style:name="gr5" style:family="graphic" style:parent-style-name="standard">
      <style:graphic-properties svg:stroke-color="#ff3333" draw:fill-color="#ff3333" draw:textarea-horizontal-align="justify" draw:textarea-vertical-align="middle" draw:auto-grow-height="false" fo:min-height="3.195cm" fo:min-width="1.024cm"/>
    </style:style>
    <style:style style:name="gr6" style:family="graphic" style:parent-style-name="standard">
      <style:graphic-properties svg:stroke-width="0.141cm" svg:stroke-color="#eeeeee" draw:marker-start-width="0.41cm" draw:marker-end-width="0.41cm" draw:textarea-vertical-align="middle" draw:auto-grow-height="false" fo:min-height="2.799cm" fo:min-width="2.295cm" fo:padding-top="0.194cm" fo:padding-bottom="0.194cm" fo:padding-left="0.319cm" fo:padding-right="0.319cm"/>
    </style:style>
    <style:style style:name="gr7" style:family="graphic" style:parent-style-name="standard">
      <style:graphic-properties svg:stroke-width="0.141cm" svg:stroke-color="#eeeeee" draw:marker-start-width="0.41cm" draw:marker-end-width="0.41cm" draw:textarea-vertical-align="middle" draw:auto-grow-height="false" fo:min-height="2.798cm" fo:min-width="2.294cm" fo:padding-top="0.194cm" fo:padding-bottom="0.194cm" fo:padding-left="0.319cm" fo:padding-right="0.319cm"/>
    </style:style>
    <style:style style:name="gr8" style:family="graphic" style:parent-style-name="standard">
      <style:graphic-properties svg:stroke-color="#669966" draw:fill-color="#669966" draw:textarea-horizontal-align="justify" draw:textarea-vertical-align="middle" draw:auto-grow-height="false" fo:min-height="1.973cm" fo:min-width="0.644cm"/>
    </style:style>
    <style:style style:name="gr9" style:family="graphic" style:parent-style-name="standard">
      <style:graphic-properties svg:stroke-color="#ff9900" draw:fill-color="#ff9900" draw:textarea-horizontal-align="justify" draw:textarea-vertical-align="middle" draw:auto-grow-height="false" fo:min-height="1.195cm" fo:min-width="0cm"/>
    </style:style>
    <style:style style:name="gr10" style:family="graphic" style:parent-style-name="standard">
      <style:graphic-properties svg:stroke-color="#3399ff" draw:fill-color="#3399ff" draw:textarea-horizontal-align="justify" draw:textarea-vertical-align="middle" draw:auto-grow-height="false" fo:min-height="1.195cm" fo:min-width="0cm"/>
    </style:style>
    <style:style style:name="gr11" style:family="graphic" style:parent-style-name="standard">
      <style:graphic-properties svg:stroke-color="#003366" draw:fill-color="#003366" draw:textarea-horizontal-align="justify" draw:textarea-vertical-align="middle" draw:auto-grow-height="false" fo:min-height="0.449cm" fo:min-width="1.723cm"/>
    </style:style>
    <style:style style:name="gr12" style:family="graphic" style:parent-style-name="standard">
      <style:graphic-properties svg:stroke-color="#003366" draw:fill-color="#003366" draw:textarea-horizontal-align="justify" draw:textarea-vertical-align="middle" draw:auto-grow-height="false" fo:min-height="1.973cm" fo:min-width="0.644cm"/>
    </style:style>
    <style:style style:name="gr13" style:family="graphic" style:parent-style-name="standard">
      <style:graphic-properties draw:stroke="none" svg:stroke-color="#000000" draw:fill="none" draw:fill-color="#ffffff" fo:min-height="2.388cm"/>
    </style:style>
    <style:style style:name="gr14" style:family="graphic" style:parent-style-name="objectwithoutfill">
      <style:graphic-properties draw:stroke="dash" draw:stroke-dash="Fine_20_Dashed"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svg:stroke-color="#003366" draw:fill-color="#003366" draw:textarea-horizontal-align="justify" draw:textarea-vertical-align="middle" draw:auto-grow-height="false" fo:min-height="1.195cm" fo:min-width="0cm"/>
    </style:style>
    <style:style style:name="gr17" style:family="graphic" style:parent-style-name="standard">
      <style:graphic-properties svg:stroke-width="0.106cm" draw:marker-start-width="0.358cm" draw:marker-end-width="0.358cm" svg:stroke-opacity="100%" draw:opacity="60%" draw:textarea-horizontal-align="justify" draw:textarea-vertical-align="middle" draw:auto-grow-height="false" fo:min-height="4.699cm" fo:min-width="14.636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draw:marker-start-width="0.358cm" draw:marker-end-width="0.358cm" svg:stroke-opacity="100%" draw:opacity="60%" draw:textarea-horizontal-align="justify" draw:textarea-vertical-align="middle" draw:auto-grow-height="false" fo:min-height="2.187cm" fo:min-width="8.284cm" fo:padding-top="0.177cm" fo:padding-bottom="0.177cm" fo:padding-left="0.302cm" fo:padding-right="0.302cm"/>
    </style:style>
    <style:style style:name="gr19" style:family="graphic" style:parent-style-name="standard">
      <style:graphic-properties svg:stroke-color="#ff3333" draw:fill-color="#ff3333" draw:textarea-horizontal-align="justify" draw:textarea-vertical-align="middle" draw:auto-grow-height="false" fo:min-height="1.401cm" fo:min-width="0.389cm"/>
    </style:style>
    <style:style style:name="gr20" style:family="graphic" style:parent-style-name="standard">
      <style:graphic-properties svg:stroke-width="0.141cm" svg:stroke-color="#eeeeee" draw:marker-start-width="0.41cm" draw:marker-end-width="0.41cm" draw:textarea-vertical-align="middle" draw:auto-grow-height="false" fo:min-height="2.661cm" fo:min-width="2.157cm" fo:padding-top="0.194cm" fo:padding-bottom="0.194cm" fo:padding-left="0.319cm" fo:padding-right="0.319cm"/>
    </style:style>
    <style:style style:name="gr21" style:family="graphic" style:parent-style-name="standard">
      <style:graphic-properties svg:stroke-color="#ff9900" draw:fill-color="#ff9900" draw:textarea-horizontal-align="justify" draw:textarea-vertical-align="middle" draw:auto-grow-height="false" fo:min-height="1.893cm" fo:min-width="0.716cm"/>
    </style:style>
    <style:style style:name="gr22" style:family="graphic" style:parent-style-name="standard">
      <style:graphic-properties svg:stroke-color="#3399ff" draw:fill-color="#3399ff" draw:textarea-horizontal-align="justify" draw:textarea-vertical-align="middle" draw:auto-grow-height="false" fo:min-height="1.004cm" fo:min-width="0.208cm"/>
    </style:style>
    <style:style style:name="gr23" style:family="graphic" style:parent-style-name="standard">
      <style:graphic-properties svg:stroke-color="#003366" draw:fill-color="#003366" draw:textarea-horizontal-align="justify" draw:textarea-vertical-align="middle" draw:auto-grow-height="false" fo:min-height="1.147cm" fo:min-width="2.04cm"/>
    </style:style>
    <style:style style:name="gr24" style:family="graphic" style:parent-style-name="standard">
      <style:graphic-properties svg:stroke-color="#003366" draw:fill-color="#003366" draw:textarea-horizontal-align="justify" draw:textarea-vertical-align="middle" draw:auto-grow-height="false" fo:min-height="2.29cm" fo:min-width="1.78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P1" style:family="paragraph">
      <loext:graphic-properties draw:opacity="60%"/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669966"/>
      <style:paragraph-properties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-color="#3399ff"/>
      <style:paragraph-properties fo:text-align="center"/>
    </style:style>
    <style:style style:name="P8" style:family="paragraph">
      <loext:graphic-properties draw:fill-color="#003366"/>
      <style:paragraph-properties fo:text-align="center"/>
    </style:style>
    <style:style style:name="P9" style:family="paragraph">
      <loext:graphic-properties draw:fill="none" draw:fill-color="#ffffff"/>
      <style:text-properties fo:font-size="21pt" fo:font-weight="bold" style:font-size-asian="21pt" style:font-weight-asian="bold" style:font-size-complex="21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3333" style:text-position="sub 76%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99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66ff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336633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3366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5.053cm" svg:x="9.851cm" svg:y="3.57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8.888cm" svg:height="2.541cm" draw:transform="rotate (-1.57271618897209) translate (9.938cm 3.53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9221.7347283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5.24cm" svg:height="5.053cm" svg:x="7.35cm" svg:y="7.367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8.888cm" svg:height="2.541cm" draw:transform="rotate (-1.57271618897209) translate (25.138cm 3.53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9221.7347283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286cm" svg:height="2.54cm" svg:x="12.557cm" svg:y="11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7.78cm" svg:height="3.81cm" svg:x="7.35cm" svg:y="3.54cm">
          <text:p/>
          <draw:enhanced-geometry svg:viewBox="0 0 21600 21600" draw:mirror-vertical="true" draw:mirror-horizontal="true" draw:glue-points="?f6 0 10800 ?f8 ?f11 10800 ?f9 21600 10800 ?f10 ?f5 10800" draw:text-areas="?f3 ?f3 ?f4 ?f4" draw:type="parallelogram" draw:modifiers="3041.808672178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3.048cm" svg:height="3.937cm" svg:x="13.954cm" svg:y="1.375cm">
          <text:p/>
          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2.794cm" svg:height="3.048cm" svg:x="8.366cm" svg:y="7.98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4" draw:layer="layout" svg:width="2.794cm" svg:height="3.048cm" draw:transform="rotate (-3.09586502718754) translate (11.303cm 11.969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5" draw:layer="layout" svg:width="2.286cm" svg:height="2.54cm" svg:x="12.558cm" svg:y="11.66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889cm" svg:height="1.651cm" svg:x="17.183cm" svg:y="2.76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0.889cm" svg:height="1.651cm" svg:x="18.453cm" svg:y="2.76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2.54cm" svg:height="1.397cm" draw:transform="rotate (1.06185831691335) translate (24.11cm 6.795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2.286cm" svg:height="2.54cm" svg:x="15.605cm" svg:y="11.66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9" draw:layer="layout" svg:width="20.955cm" svg:height="2.638cm" svg:x="5.699cm" svg:y="15.097cm">
          <draw:text-box>
            <text:p><text:span text:style-name="T1">CO</text:span><text:span text:style-name="T2">2 </text:span><text:span text:style-name="T1">flux</text:span><text:span text:style-name="T3">=</text:span><text:span text:style-name="T4">heatflux</text:span><text:span text:style-name="T3">+</text:span><text:span text:style-name="T5">freshwater</text:span><text:span text:style-name="T3">+</text:span><text:span text:style-name="T6">biology</text:span><text:span text:style-name="T3">+</text:span><text:span text:style-name="T7">residual circulation</text:span></text:p>
          </draw:text-box>
        </draw:frame>
        <draw:line draw:style-name="gr14" draw:text-style-name="P10" draw:layer="layout" svg:x1="22.59cm" svg:y1="7.35cm" svg:x2="26.527cm" svg:y2="7.35cm">
          <text:p/>
        </draw:line>
        <draw:line draw:style-name="gr14" draw:text-style-name="P10" draw:layer="layout" svg:x1="22.59cm" svg:y1="12.43cm" svg:x2="26.527cm" svg:y2="12.43cm">
          <text:p/>
        </draw:line>
        <draw:line draw:style-name="gr14" draw:text-style-name="P10" draw:layer="layout" svg:x1="25.13cm" svg:y1="8.62cm" svg:x2="26.4cm" svg:y2="8.62cm">
          <text:p/>
        </draw:line>
        <draw:line draw:style-name="gr14" draw:text-style-name="P10" draw:layer="layout" svg:x1="25.003cm" svg:y1="3.54cm" svg:x2="26.4cm" svg:y2="3.54cm">
          <text:p/>
        </draw:line>
        <draw:line draw:style-name="gr14" draw:text-style-name="P10" draw:layer="layout" svg:x1="6.08cm" svg:y1="12.43cm" svg:x2="7.477cm" svg:y2="12.43cm">
          <text:p/>
        </draw:line>
        <draw:line draw:style-name="gr14" draw:text-style-name="P10" draw:layer="layout" svg:x1="6.08cm" svg:y1="3.54cm" svg:x2="10.017cm" svg:y2="3.54cm">
          <text:p/>
        </draw:line>
        <draw:line draw:style-name="gr14" draw:text-style-name="P10" draw:layer="layout" svg:x1="6.08cm" svg:y1="7.35cm" svg:x2="7.477cm" svg:y2="7.35cm">
          <text:p/>
        </draw:line>
        <draw:frame draw:style-name="gr15" draw:text-style-name="P11" draw:layer="layout" svg:width="1.734cm" svg:height="0.962cm" svg:x="22.49cm" svg:y="12.276cm">
          <draw:text-box>
            <text:p>90m</text:p>
          </draw:text-box>
        </draw:frame>
        <draw:custom-shape draw:style-name="gr16" draw:text-style-name="P8" draw:layer="layout" svg:width="0.889cm" svg:height="1.651cm" svg:x="19.596cm" svg:y="2.76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17" draw:text-style-name="P1" draw:layer="layout" svg:width="15.24cm" svg:height="5.053cm" svg:x="9.851cm" svg:y="3.57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8.888cm" svg:height="2.541cm" draw:transform="rotate (-1.57271618897209) translate (9.938cm 3.53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9221.7347283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5.24cm" svg:height="5.053cm" svg:x="7.35cm" svg:y="7.367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8.888cm" svg:height="2.541cm" draw:transform="rotate (-1.57271618897209) translate (25.138cm 3.533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9221.7347283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286cm" svg:height="2.54cm" svg:x="12.557cm" svg:y="11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7.78cm" svg:height="3.81cm" svg:x="7.35cm" svg:y="3.54cm">
          <text:p/>
          <draw:enhanced-geometry svg:viewBox="0 0 21600 21600" draw:mirror-vertical="true" draw:mirror-horizontal="true" draw:glue-points="?f6 0 10800 ?f8 ?f11 10800 ?f9 21600 10800 ?f10 ?f5 10800" draw:text-areas="?f3 ?f3 ?f4 ?f4" draw:type="parallelogram" draw:modifiers="3041.808672178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3" draw:layer="layout" svg:width="0.889cm" svg:height="1.651cm" svg:x="15.477cm" svg:y="2.912cm">
          <text:p/>
          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4" draw:layer="layout" svg:width="2.794cm" svg:height="3.048cm" svg:x="8.366cm" svg:y="7.98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4" draw:layer="layout" svg:width="2.794cm" svg:height="3.048cm" draw:transform="rotate (-3.09586502718754) translate (11.303cm 11.969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5" draw:layer="layout" svg:width="2.286cm" svg:height="2.54cm" svg:x="12.558cm" svg:y="11.66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6" draw:layer="layout" svg:width="1.216cm" svg:height="2.143cm" svg:x="16.802cm" svg:y="2.66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0.708cm" svg:height="1.254cm" svg:x="18.453cm" svg:y="3.11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8" draw:layer="layout" svg:width="2.54cm" svg:height="1.397cm" draw:transform="rotate (1.06185831691335) translate (24.11cm 6.795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8" draw:layer="layout" svg:width="2.286cm" svg:height="2.54cm" svg:x="15.605cm" svg:y="11.66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9" draw:layer="layout" svg:width="20.955cm" svg:height="2.638cm" svg:x="5.699cm" svg:y="15.097cm">
          <draw:text-box>
            <text:p><text:span text:style-name="T1">CO</text:span><text:span text:style-name="T2">2 </text:span><text:span text:style-name="T1">flux</text:span><text:span text:style-name="T3">=</text:span><text:span text:style-name="T4">thermal</text:span><text:span text:style-name="T3">+</text:span><text:span text:style-name="T5">freshwater</text:span><text:span text:style-name="T3">+</text:span><text:span text:style-name="T6">biology</text:span><text:span text:style-name="T3">+</text:span><text:span text:style-name="T7">residual circulation</text:span></text:p>
          </draw:text-box>
        </draw:frame>
        <draw:line draw:style-name="gr14" draw:text-style-name="P10" draw:layer="layout" svg:x1="22.59cm" svg:y1="7.35cm" svg:x2="26.527cm" svg:y2="7.35cm">
          <text:p/>
        </draw:line>
        <draw:line draw:style-name="gr14" draw:text-style-name="P10" draw:layer="layout" svg:x1="22.59cm" svg:y1="12.43cm" svg:x2="26.527cm" svg:y2="12.43cm">
          <text:p/>
        </draw:line>
        <draw:line draw:style-name="gr14" draw:text-style-name="P10" draw:layer="layout" svg:x1="25.13cm" svg:y1="8.62cm" svg:x2="26.4cm" svg:y2="8.62cm">
          <text:p/>
        </draw:line>
        <draw:line draw:style-name="gr14" draw:text-style-name="P10" draw:layer="layout" svg:x1="25.003cm" svg:y1="3.54cm" svg:x2="26.4cm" svg:y2="3.54cm">
          <text:p/>
        </draw:line>
        <draw:line draw:style-name="gr14" draw:text-style-name="P10" draw:layer="layout" svg:x1="6.08cm" svg:y1="12.43cm" svg:x2="7.477cm" svg:y2="12.43cm">
          <text:p/>
        </draw:line>
        <draw:line draw:style-name="gr14" draw:text-style-name="P10" draw:layer="layout" svg:x1="6.08cm" svg:y1="3.54cm" svg:x2="10.017cm" svg:y2="3.54cm">
          <text:p/>
        </draw:line>
        <draw:line draw:style-name="gr14" draw:text-style-name="P10" draw:layer="layout" svg:x1="6.08cm" svg:y1="7.35cm" svg:x2="7.477cm" svg:y2="7.35cm">
          <text:p/>
        </draw:line>
        <draw:frame draw:style-name="gr25" draw:text-style-name="P11" draw:layer="layout" svg:width="2.005cm" svg:height="1.043cm" svg:x="22.49cm" svg:y="12.276cm">
          <draw:text-box>
            <text:p>ML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10:56:55.819474738</meta:creation-date>
    <dc:date>2017-05-29T11:15:33.606990159</dc:date>
    <meta:editing-duration>P5DT2H17M33S</meta:editing-duration>
    <meta:editing-cycles>10</meta:editing-cycles>
    <meta:generator>LibreOffice/5.1.5.2$Linux_X86_64 LibreOffice_project/7a864d8825610a8c07cfc3bc01dd4fce6a9447e5</meta:generator>
    <meta:document-statistic meta:object-count="47"/>
  </office:meta>
</office:document-meta>
</file>